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24ec" officeooo:paragraph-rsid="000b24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blo López Orrio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20:32:42.499679187</meta:creation-date>
    <dc:date>2020-01-06T20:33:09.599962133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5.3.6.1$Linux_X86_64 LibreOffice_project/30$Build-1</meta:generator>
  </office:meta>
</office:document-meta>
</file>